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4.6cm" fo:min-width="5.7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4cm" fo:min-width="6.56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4.5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909cm"/>
      <style:paragraph-properties style:writing-mode="lr-tb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79cm" fo:min-width="6.463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833cm"/>
      <style:paragraph-properties style:writing-mode="lr-tb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8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urier1"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urier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Courier1"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6.3cm" svg:height="4.9cm" svg:x="0.5cm" svg:y="0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7.113cm" svg:height="1.74cm" svg:x="9.687cm" svg:y="0.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6.1cm" svg:height="4.755cm" svg:x="0.4cm" svg:y="0.4cm">
            <draw:text-box>
              <text:p><text:span text:style-name="T1">nb_max =10 ; </text:span></text:p>
              <text:p><text:span text:style-name="T1"/></text:p>
              <text:p><text:span text:style-name="T1">void main( )</text:span></text:p>
              <text:p><text:span text:style-name="T1">{ </text:span></text:p>
              <text:p><text:span text:style-name="T1">int i;</text:span></text:p>
              <text:p><text:span text:style-name="T1">for (i=0;i&lt;10;i++)</text:span></text:p>
              <text:p><text:span text:style-name="T1"><text:s text:c="2"/></text:span><text:span text:style-name="T1">afficher(i);</text:span></text:p>
              <text:p><text:span text:style-name="T1">}</text:span></text:p>
            </draw:text-box>
          </draw:frame>
          <draw:frame draw:style-name="gr4" draw:text-style-name="P2" draw:layer="layout" svg:width="7.928cm" svg:height="2.159cm" svg:x="9.572cm" svg:y="0.716cm">
            <draw:text-box>
              <text:p><text:span text:style-name="T1">void afficher(int e) {</text:span></text:p>
              <text:p><text:span text:style-name="T1"><text:s text:c="2"/></text:span><text:span text:style-name="T1">ecrireInt(e);</text:span></text:p>
              <text:p><text:span text:style-name="T1">} </text:span></text:p>
            </draw:text-box>
          </draw:frame>
          <draw:custom-shape draw:style-name="gr5" draw:text-style-name="P1" draw:layer="layout" svg:width="7.013cm" svg:height="1.679cm" svg:x="9.787cm" svg:y="5.0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8.128cm" svg:height="2.083cm" svg:x="9.672cm" svg:y="5.017cm">
            <draw:text-box>
              <text:p text:style-name="P3"><text:span text:style-name="T1">void afficher(int e) {</text:span></text:p>
              <text:p text:style-name="P3"><text:span text:style-name="T1"><text:s text:c="2"/></text:span><text:span text:style-name="T1">ecrireInt(e);</text:span></text:p>
              <text:p><text:span text:style-name="T1">} </text:span></text:p>
            </draw:text-box>
          </draw:frame>
          <draw:line draw:style-name="gr7" draw:text-style-name="P1" draw:layer="layout" svg:x1="5.1cm" svg:y1="3.6cm" svg:x2="9.5cm" svg:y2="1.2cm">
            <text:p/>
          </draw:line>
          <draw:line draw:style-name="gr7" draw:text-style-name="P1" draw:layer="layout" svg:x1="5.8cm" svg:y1="3.9cm" svg:x2="9.6cm" svg:y2="5cm">
            <text:p/>
          </draw:line>
          <draw:line draw:style-name="gr8" draw:text-style-name="P1" draw:layer="layout" svg:x1="5.1cm" svg:y1="3.8cm" svg:x2="9.6cm" svg:y2="2.4cm">
            <text:p/>
          </draw:line>
          <draw:line draw:style-name="gr8" draw:text-style-name="P1" draw:layer="layout" svg:x1="5.2cm" svg:y1="4cm" svg:x2="9.5cm" svg:y2="6.4cm">
            <text:p/>
          </draw:line>
          <draw:frame draw:style-name="gr9" draw:text-style-name="P5" draw:layer="layout" svg:width="0.9cm" svg:height="3.083cm" svg:x="12.8cm" svg:y="1.8cm">
            <draw:text-box>
              <text:p><text:span text:style-name="T2">.</text:span></text:p>
              <text:p><text:span text:style-name="T2">.</text:span></text:p>
              <text:p><text:span text:style-name="T2">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4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2-15T14:15:49.660306654</meta:creation-date>
    <meta:generator>LibreOffice/7.3.7.2$Linux_X86_64 LibreOffice_project/30$Build-2</meta:generator>
    <dc:date>2024-09-15T10:18:28.677748933</dc:date>
    <meta:editing-duration>PT7M30S</meta:editing-duration>
    <meta:editing-cycles>6</meta:editing-cycles>
    <meta:document-statistic meta:object-count="12"/>
  </office:meta>
</office:document-meta>
</file>